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>
            <draw:frame table:end-cell-address="Sheet1.M16" table:end-x="0.669cm" table:end-y="0.319cm" draw:z-index="0" draw:style-name="gr1" svg:width="20.88cm" svg:height="6.987cm" svg:x="0.112cm" svg:y="0.106cm">
              <draw:object draw:notify-on-update-of-ranges="Sheet1.A1:Sheet1.A1 Sheet1.A2:Sheet1.A31 Sheet1.B1:Sheet1.B1 Sheet1.B2:Sheet1.B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65">
            <text:p>365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66">
            <text:p>36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7">07/07/2009</text:date>, <text:time>17:3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5T18:32:34.48</meta:creation-date>
    <dc:date>2009-07-07T17:36:56.18</dc:date>
    <meta:editing-duration>PT02H15M41S</meta:editing-duration>
    <meta:editing-cycles>3</meta:editing-cycles>
    <meta:generator>OpenOffice.org/3.1$Win32 OpenOffice.org_project/310m11$Build-9399</meta:generator>
    <meta:document-statistic meta:table-count="3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881cm" svg:height="6.988cm" chart:class="chart:line" chart:style-name="ch1">
        <chart:title svg:x="8.045cm" svg:y="0.14cm" chart:style-name="ch2">
          <text:p>FPS Durante Navegação</text:p>
        </chart:title>
        <chart:legend chart:legend-position="end" svg:x="19.655cm" svg:y="2.973cm" chart:style-name="ch3"/>
        <chart:plot-area chart:style-name="ch4" table:cell-range-address="Sheet1.A1:Sheet1.B31" chart:data-source-has-labels="row" svg:x="0.633cm" svg:y="0.782cm" svg:width="18.606cm" svg:height="5.99cm">
          <chart:axis chart:dimension="x" chart:name="primary-x" chart:style-name="ch5">
            <chart:title svg:x="9.758cm" svg:y="6.313cm" chart:style-name="ch6">
              <text:p>Frame</text:p>
            </chart:title>
          </chart:axis>
          <chart:axis chart:dimension="y" chart:name="primary-y" chart:style-name="ch5">
            <chart:title svg:x="0.418cm" svg:y="5.012cm" chart:style-name="ch7">
              <text:p>Frames por segundo</text:p>
            </chart:title>
            <chart:grid chart:style-name="ch8" chart:class="major"/>
          </chart:axis>
          <chart:series chart:style-name="ch9" chart:values-cell-range-address="Sheet1.A2:Sheet1.A31" chart:label-cell-address="Sheet1.A1:Sheet1.A1" chart:class="chart:line">
            <chart:data-point chart:repeated="30"/>
          </chart:series>
          <chart:series chart:style-name="ch10" chart:values-cell-range-address="Sheet1.B2:Sheet1.B31" chart:label-cell-address="Sheet1.B1:Sheet1.B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0</text:p>
              </table:table-cell>
              <table:table-cell office:value-type="string">
                <text:p text:id="Sheet1.B1:Sheet1.B1"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 text:id="Sheet1.A2:Sheet1.A31">348</text:p>
              </table:table-cell>
              <table:table-cell office:value-type="float" office:value="365">
                <text:p text:id="Sheet1.B2:Sheet1.B31">3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3">
                <text:p>38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">
                <text:p>29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">
                <text:p>29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3">
                <text:p>29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6">
                <text:p>29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6">
                <text:p>38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">
                <text:p>27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7">
                <text:p>3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">
                <text:p>34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">
                <text:p>28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">
                <text:p>35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8">
                <text:p>25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">
                <text:p>27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">
                <text:p>37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">
                <text:p>2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5">
                <text:p>33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">
                <text:p>35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">
                <text:p>30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3">
                <text:p>34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2">
                <text:p>34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">
                <text:p>29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2">
                <text:p>36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">
                <text:p>31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3">
                <text:p>29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1">
                <text:p>39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8">
                <text:p>29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7">
                <text:p>27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2">
                <text:p>332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